
<file path=META-INF/manifest.xml><?xml version="1.0" encoding="utf-8"?>
<manifest:manifest xmlns:manifest="urn:oasis:names:tc:opendocument:xmlns:manifest:1.0" manifest:version="1.2">
  <manifest:file-entry manifest:media-type="text/xml" manifest:full-path="content.xml"/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  <text:sequence-decl text:display-outline-level="0" text:name="Figure"/>
        <text:sequence-decl text:display-outline-level="0" text:name="Listing"/>
      </text:sequence-decls>
      <text:p text:style-name="OrgTitle"><text:title>vi /etc/sysconfig/network</text:title></text:p>
      <text:p text:style-name="OrgTitle"/>
      <text:p text:style-name="OrgSubtitle"><text:initial-creator>dzh</text:initial-creator></text:p>
      <text:p text:style-name="OrgSubtitle"/>
      <text:p text:style-name="OrgSubtitle"><text:date style:data-style-name="N75" text:date-value="2013-08-02T12:33:29+08:00">02 Aug 2013</text:date></text:p>
      <text:p text:style-name="OrgSubtitle"/>
      <text:table-of-content text:style-name="Sect2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Text_20_body">
GATEWAY=192.168.1.1

</text:p>
      <text:p text:style-name="Text_20_body">

/etc/sysconfig/network-scripts/ifcfg-eth0
DEVICE=eth0
#BOOTPROTO=dhcp
BOOTPROTO=static
IPADDR=192.168.1.15
GATEWAY=
NETMASK=255.255.255.0
TYPE=Ethernet
IPV6INIT=NO
PEERDNS=yes
#HOSTNAME=CentOS-M
ONBOOT=yes
HWADDR=08:00:27:77:4A:26
DNS1=202.96.209.5

</text:p>
      <text:p text:style-name="Text_20_body">

/etc/resolv.conf
nameserver 192.168.1.1
search localdomain

</text:p>
      <text:p text:style-name="Text_20_body">

/etc/hosts.deny
sshd:ALL
/etc/hosts.allow
sshd:192.168.1.

</text:p>
      <text:p text:style-name="Text_20_body">

sshd restart

</text:p>
      <text:p text:style-name="Text_20_body">

service network restart

</text:p>
      <text:p text:style-name="Text_20_body">

chkconfig sshd on
chkconfig sshd on –level

</text:p>
      <text:p text:style-name="Text_20_body">

vi /etc/ssh/sshd<text:span text:style-name="OrgSubscript">config</text:span>
PermitRootLogin no
AllowUsers tom jerry
Port 1235

</text:p>
      <text:p text:style-name="Text_20_body">

yum-fastestmirror

</text:p>
      <text:p text:style-name="Text_20_body">

system-config-firewall

</text:p>
      <text:p text:style-name="Text_20_body">

getsebool -a 
setsebool -P 

</text:p>
      <text:p text:style-name="Text_20_body">

ndb<text:span text:style-name="OrgSubscript">mgmd</text:span> –initial -f config.ini

</text:p>
      <text:p text:style-name="Text_20_body">

/sbin/iptables -A INPUT -i eth0 -p tcp –destination-port 3306 -j ACCEPT
-A INPUT -m state –state NEW -m tcp -p tcp –dport 143 -j ACCEPT
-A INPUT -m state –state NEW -m tcp -p tcp -m multiport –dports 22,80,143 -j ACCEPT

</text:p>
      <text:p text:style-name="Text_20_body">

-A: append a rule
INPUT: to the INPUT chain
-m state: use the 'state' module
–state NEW: only look for NEW connections (i.e. not those that are previously established/related)
-m tcp: use the tcp module
-p tcp: look for packets using the TCP protocol
–dport 143: look for packets with a destination port of 143

</text:p>
      <text:p text:style-name="Text_20_body">

yum remove mysql-libs -y

</text:p>
      <text:p text:style-name="Text_20_body">

/usr/local/mysql/bin/ndbd –initial
/usr/local/mysql/bin/ndbd: unknown variable 'log-bin=mysql-bin'
解：vim /etc/my.cnf注释log-bin=mysql-bin、server-id=1、skip-locking
/etc/my.cnf是数据节点的mysql。

</text:p>
      <text:p text:style-name="Text_20_body">

[mysqld]
ndbcluster
ndb-connectstring=sql1,sql2
port=3306
default<text:span text:style-name="OrgSubscript">storage</text:span><text:span text:style-name="OrgSubscript">engine</text:span>=ndbcluster

</text:p>
      <text:p text:style-name="Text_20_body">
 
[mysql<text:span text:style-name="OrgSubscript">cluster]</text:span>
ndb-connectstring=sql1,sql2

</text:p>
      <text:p text:style-name="Text_20_body">

[user1@ws2 my<text:span text:style-name="OrgSubscript">cluster]</text:span>$ $HOME/mysqlc/bin/mysqladmin -u root -h 127.0.0.1 -P 5000 shutdown 
[user1@ws2 my_cluster]$ $HOME/mysqlc/bin/ndb<text:span text:style-name="OrgSubscript">mgm</text:span> -e shutdown

</text:p>
      <text:p text:style-name="Text_20_body">

ndb<text:span text:style-name="OrgSubscript">restore</text:span> -n 3 -b 1 -m <text:span text:style-name="Emphasis">usr/local/mysql/data/BACKUP/BACKUP-1</text:span>
没有-m 这个恢复过程，会出现Unable to find table错误
-n 和 -b 的数值，对应备份文件 BACKUP-n.b.ctl，这里是 BACKUP-1.2.ctl
ndb<text:span text:style-name="OrgSubscript">restore</text:span> -n 3 -b 1 -r <text:span text:style-name="Emphasis">usr/local/mysql/data/BACKUP/BACKUP-1</text:span> 

</text:p>
      <text:p text:style-name="Text_20_body">

mysqladmin –protocol=SOCKET –socket=/tmp/mysql.sock version

</text:p>
      <text:p text:style-name="Text_20_body">

skip-networking
bind-address

</text:p>
      <text:p text:style-name="Text_20_body">

create user dzh identified by 'daizhong';
 flush privileges;
 GRANT ALL PRIVILEGES ON <text:span text:style-name="Bold">.</text:span> TO 'root'@'%' IDENTIFIED BY 'rootpasswd' WITH GRANT OPTION;
select host,user from mysql.user; 
DELETE FROM user WHERE User="phplamp" and Host="localhost";
update mysql.user set password=password('新密码') where User="phplamp" and Host="localhost";
mysql -u dzh -p -h 192.168.1.16 -P 3306 -D testdzh
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fo:margin-top="0cm" fo:margin-bottom="0cm" style:vertical-pos="middle" style:vertical-rel="text" style:horizontal-pos="from-left" style:horizontal-rel="paragraph-content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zh</dc:creator>
    <meta:initial-creator>dzh</meta:initial-creator>
    <dc:date>2013-08-02T12:33:29+08:00</dc:date>
    <meta:creation-date>2013-08-02T12:33:29+08:00</meta:creation-date>
    <meta:generator>Org-7.9.2/Emacs-23.3.1</meta:generator>
    <meta:keyword/>
    <dc:subject/>
    <dc:title>vi /etc/sysconfig/network</dc:title>
  </office:meta>
</office:document-meta>
</file>